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0A0000012DA95573001D6C706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Segoe UI" svg:font-family="'Segoe UI', 'Lucida Sans', sans-serif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at" style:family="table">
      <style:table-properties style:width="6.9271in" fo:margin-left="0in" table:align="left"/>
    </style:style>
    <style:style style:name="dat.A" style:family="table-column">
      <style:table-column-properties style:column-width="3.4625in"/>
    </style:style>
    <style:style style:name="dat.B" style:family="table-column">
      <style:table-column-properties style:column-width="3.4646in"/>
    </style:style>
    <style:style style:name="dat.A1" style:family="table-cell">
      <style:table-cell-properties fo:padding="0.0382in" fo:border-left="0.05pt solid #000000" fo:border-right="none" fo:border-top="0.05pt solid #000000" fo:border-bottom="0.05pt solid #000000"/>
    </style:style>
    <style:style style:name="dat.B1" style:family="table-cell">
      <style:table-cell-properties fo:padding="0.0382in" fo:border="0.05pt solid #000000"/>
    </style:style>
    <style:style style:name="dat.A2" style:family="table-cell">
      <style:table-cell-properties fo:padding="0.0382in" fo:border-left="0.05pt solid #000000" fo:border-right="none" fo:border-top="none" fo:border-bottom="0.05pt solid #000000"/>
    </style:style>
    <style:style style:name="dat.B2" style:family="table-cell">
      <style:table-cell-properties fo:padding="0.0382in" fo:border-left="0.05pt solid #000000" fo:border-right="0.05pt solid #000000" fo:border-top="none" fo:border-bottom="0.05pt solid #000000"/>
    </style:style>
    <style:style style:name="tested" style:family="table">
      <style:table-properties style:width="6.9271in" fo:margin-left="0in" table:align="left"/>
    </style:style>
    <style:style style:name="tested.A" style:family="table-column">
      <style:table-column-properties style:column-width="3.4375in"/>
    </style:style>
    <style:style style:name="tested.B" style:family="table-column">
      <style:table-column-properties style:column-width="3.4896in"/>
    </style:style>
    <style:style style:name="tested.A1" style:family="table-cell">
      <style:table-cell-properties fo:padding="0.0382in" fo:border-left="0.05pt solid #000000" fo:border-right="none" fo:border-top="0.05pt solid #000000" fo:border-bottom="0.05pt solid #000000"/>
    </style:style>
    <style:style style:name="tested.B1" style:family="table-cell">
      <style:table-cell-properties fo:padding="0.0382in" fo:border="0.05pt solid #000000"/>
    </style:style>
    <style:style style:name="tested.A2" style:family="table-cell">
      <style:table-cell-properties fo:padding="0.0382in" fo:border-left="0.05pt solid #000000" fo:border-right="none" fo:border-top="none" fo:border-bottom="0.05pt solid #000000"/>
    </style:style>
    <style:style style:name="tested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DejaVu Sans" fo:font-size="11pt" officeooo:paragraph-rsid="001626ba" style:font-size-asian="11pt" style:font-size-complex="11pt"/>
    </style:style>
    <style:style style:name="P2" style:family="paragraph" style:parent-style-name="Text_20_body">
      <style:text-properties style:font-name="DejaVu Sans" fo:font-size="11pt" fo:font-weight="bold" officeooo:rsid="001626ba" officeooo:paragraph-rsid="001626ba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1pt" fo:font-weight="bold" officeooo:rsid="0017008c" officeooo:paragraph-rsid="001d24ae" style:font-size-asian="11pt" style:font-weight-asian="bold" style:font-size-complex="11pt" style:font-weight-complex="bold"/>
    </style:style>
    <style:style style:name="P4" style:family="paragraph" style:parent-style-name="Text_20_body">
      <style:text-properties style:font-name="DejaVu Sans" fo:font-size="11pt" fo:font-weight="bold" officeooo:rsid="0017008c" officeooo:paragraph-rsid="0017008c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35a5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85ec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85ec" officeooo:paragraph-rsid="001d85ec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f01a" officeooo:paragraph-rsid="001df01a" style:font-size-asian="11pt" style:font-weight-asian="bold" style:font-size-complex="11pt" style:font-weight-complex="bold"/>
    </style:style>
    <style:style style:name="P9" style:family="paragraph" style:parent-style-name="Text_20_body">
      <style:text-properties style:font-name="DejaVu Sans" fo:font-size="11pt" fo:font-weight="normal" officeooo:rsid="001626ba" officeooo:paragraph-rsid="001626ba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DejaVu Sans" fo:font-size="11pt" fo:font-weight="normal" officeooo:rsid="001626ba" officeooo:paragraph-rsid="001d24ae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DejaVu Sans" fo:font-size="11pt" fo:font-weight="normal" officeooo:rsid="001d24ae" officeooo:paragraph-rsid="001d24ae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DejaVu Sans" officeooo:rsid="001626ba" officeooo:paragraph-rsid="001626ba"/>
    </style:style>
    <style:style style:name="P13" style:family="paragraph" style:parent-style-name="Text_20_body">
      <style:text-properties style:font-name="DejaVu Sans" fo:font-size="10.5pt" fo:font-weight="bold" officeooo:rsid="0017008c" officeooo:paragraph-rsid="0017008c" style:font-size-asian="10.5pt" style:font-weight-asian="bold" style:font-size-complex="10.5pt" style:font-weight-complex="bold"/>
    </style:style>
    <style:style style:name="P14" style:family="paragraph" style:parent-style-name="Table_20_Contents">
      <style:text-properties style:font-name="DejaVu Sans" fo:font-size="11pt" style:font-size-asian="11pt" style:font-size-complex="11pt"/>
    </style:style>
    <style:style style:name="P15" style:family="paragraph" style:parent-style-name="Table_20_Contents">
      <style:text-properties style:font-name="DejaVu Sans" fo:font-size="11pt" officeooo:rsid="001626ba" officeooo:paragraph-rsid="001626ba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DejaVu Sans" fo:font-size="11pt" officeooo:rsid="001626ba" officeooo:paragraph-rsid="001626ba" style:font-size-asian="11pt" style:font-size-complex="11pt"/>
    </style:style>
    <style:style style:name="P17" style:family="paragraph" style:parent-style-name="Table_20_Contents">
      <style:text-properties style:font-name="DejaVu Sans" fo:font-size="11pt" officeooo:rsid="00178cf4" officeooo:paragraph-rsid="00178cf4" style:font-size-asian="11pt" style:font-size-complex="11pt"/>
    </style:style>
    <style:style style:name="P18" style:family="paragraph" style:parent-style-name="Table_20_Contents">
      <style:text-properties style:font-name="DejaVu Sans" fo:font-size="11pt" officeooo:rsid="0018b167" officeooo:paragraph-rsid="0018b167" style:font-size-asian="11pt" style:font-size-complex="11pt"/>
    </style:style>
    <style:style style:name="P19" style:family="paragraph" style:parent-style-name="Table_20_Contents">
      <style:text-properties style:font-name="DejaVu Sans" fo:font-size="11pt" officeooo:rsid="0025988d" officeooo:paragraph-rsid="0025988d" style:font-size-asian="11pt" style:font-size-complex="11pt"/>
    </style:style>
    <style:style style:name="P20" style:family="paragraph" style:parent-style-name="Table_20_Contents">
      <style:text-properties style:font-name="DejaVu Sans" fo:font-size="11pt" officeooo:rsid="002ab681" officeooo:paragraph-rsid="002ab681" style:font-size-asian="11pt" style:font-size-complex="11pt"/>
    </style:style>
    <style:style style:name="P21" style:family="paragraph" style:parent-style-name="Table_20_Contents">
      <style:text-properties style:font-name="DejaVu Sans" fo:font-size="11pt" officeooo:rsid="00305ab5" officeooo:paragraph-rsid="00305ab5" style:font-size-asian="11pt" style:font-size-complex="11pt"/>
    </style:style>
    <style:style style:name="P22" style:family="paragraph" style:parent-style-name="Table_20_Contents">
      <style:text-properties style:font-name="DejaVu Sans" fo:font-size="11pt" officeooo:rsid="003297ad" officeooo:paragraph-rsid="003297ad" style:font-size-asian="11pt" style:font-size-complex="11pt"/>
    </style:style>
    <style:style style:name="P23" style:family="paragraph" style:parent-style-name="Table_20_Contents">
      <style:text-properties style:font-name="DejaVu Sans" fo:font-size="11pt" officeooo:rsid="0033632c" officeooo:paragraph-rsid="0033fb51" style:font-size-asian="11pt" style:font-size-complex="11pt"/>
    </style:style>
    <style:style style:name="P24" style:family="paragraph" style:parent-style-name="Table_20_Contents">
      <style:text-properties style:font-name="DejaVu Sans" fo:font-size="11pt" officeooo:rsid="00345d2b" officeooo:paragraph-rsid="00345d2b" style:font-size-asian="11pt" style:font-size-complex="11pt"/>
    </style:style>
    <style:style style:name="P25" style:family="paragraph" style:parent-style-name="Table_20_Contents">
      <style:text-properties style:font-name="DejaVu Sans" fo:font-size="11pt" officeooo:rsid="00346c85" officeooo:paragraph-rsid="00346c85" style:font-size-asian="11pt" style:font-size-complex="11pt"/>
    </style:style>
    <style:style style:name="P26" style:family="paragraph" style:parent-style-name="Table_20_Contents">
      <style:text-properties style:font-name="DejaVu Sans" fo:font-size="11pt" officeooo:paragraph-rsid="00348da7" style:font-size-asian="11pt" style:font-size-complex="11pt"/>
    </style:style>
    <style:style style:name="P27" style:family="paragraph" style:parent-style-name="Table_20_Contents">
      <style:text-properties style:font-name="DejaVu Sans" fo:font-size="11pt" officeooo:rsid="003f81c0" officeooo:paragraph-rsid="003f81c0" style:font-size-asian="11pt" style:font-size-complex="11pt"/>
    </style:style>
    <style:style style:name="P28" style:family="paragraph" style:parent-style-name="Table_20_Contents">
      <style:text-properties style:font-name="DejaVu Sans" fo:font-size="11pt" officeooo:rsid="0040ef55" officeooo:paragraph-rsid="0040ef55" style:font-size-asian="11pt" style:font-size-complex="11pt"/>
    </style:style>
    <style:style style:name="P29" style:family="paragraph" style:parent-style-name="Table_20_Contents">
      <style:text-properties style:font-name="DejaVu Sans" fo:font-size="11pt" officeooo:rsid="0042d514" officeooo:paragraph-rsid="0042d514" style:font-size-asian="11pt" style:font-size-complex="11pt"/>
    </style:style>
    <style:style style:name="P30" style:family="paragraph" style:parent-style-name="Table_20_Contents">
      <style:text-properties style:font-name="DejaVu Sans" fo:font-size="11pt" fo:font-weight="normal" officeooo:rsid="00275d51" officeooo:paragraph-rsid="00275d51" style:font-size-asian="11pt" style:font-weight-asian="normal" style:font-size-complex="11pt" style:font-weight-complex="normal"/>
    </style:style>
    <style:style style:name="P31" style:family="paragraph" style:parent-style-name="Table_20_Contents">
      <style:text-properties style:font-name="DejaVu Sans" fo:font-size="11pt" officeooo:paragraph-rsid="002f3978"/>
    </style:style>
    <style:style style:name="P32" style:family="paragraph" style:parent-style-name="Table_20_Contents">
      <style:text-properties style:font-name="DejaVu Sans" fo:font-size="9pt" officeooo:rsid="003661d6" officeooo:paragraph-rsid="003661d6" style:font-size-asian="9pt" style:font-size-complex="9pt"/>
    </style:style>
    <style:style style:name="P33" style:family="paragraph" style:parent-style-name="Table_20_Contents">
      <style:text-properties style:font-name="DejaVu Sans" fo:font-size="9pt" officeooo:rsid="003ac718" officeooo:paragraph-rsid="003ac718" style:font-size-asian="9pt" style:font-size-complex="9pt"/>
    </style:style>
    <style:style style:name="P34" style:family="paragraph" style:parent-style-name="Text_20_body" style:list-style-name="L1">
      <style:paragraph-properties fo:text-align="start" style:justify-single-word="false"/>
      <style:text-properties style:font-name="DejaVu Sans" fo:font-size="10pt" fo:font-weight="bold" officeooo:rsid="001e39cb" officeooo:paragraph-rsid="00201b2a" style:font-size-asian="10pt" style:font-weight-asian="bold" style:font-size-complex="10pt" style:font-weight-complex="bold"/>
    </style:style>
    <style:style style:name="P35" style:family="paragraph" style:parent-style-name="Text_20_body" style:list-style-name="L1">
      <style:paragraph-properties fo:text-align="start" style:justify-single-word="false"/>
      <style:text-properties style:font-name="DejaVu Sans" fo:font-size="10pt" fo:font-weight="bold" officeooo:rsid="0017008c" officeooo:paragraph-rsid="00201b2a" style:font-size-asian="10pt" style:font-weight-asian="bold" style:font-size-complex="10pt" style:font-weight-complex="bold"/>
    </style:style>
    <style:style style:name="P36" style:family="paragraph" style:parent-style-name="Text_20_body" style:list-style-name="L1">
      <style:paragraph-properties fo:text-align="start" style:justify-single-word="false"/>
      <style:text-properties officeooo:paragraph-rsid="00201b2a"/>
    </style:style>
    <style:style style:name="P37" style:family="paragraph" style:parent-style-name="Text_20_body" style:list-style-name="L1">
      <style:paragraph-properties fo:text-align="start" style:justify-single-word="false"/>
      <style:text-properties officeooo:rsid="00201b2a" officeooo:paragraph-rsid="00201b2a"/>
    </style:style>
    <style:style style:name="P38" style:family="paragraph" style:parent-style-name="Heading_20_1">
      <style:text-properties style:font-name="DejaVu Sans" officeooo:rsid="001626ba" officeooo:paragraph-rsid="001626ba"/>
    </style:style>
    <style:style style:name="P39" style:family="paragraph" style:parent-style-name="Heading_20_3">
      <style:text-properties officeooo:rsid="001c7ccd" officeooo:paragraph-rsid="001c7ccd"/>
    </style:style>
    <style:style style:name="P40" style:family="paragraph" style:parent-style-name="Table_20_Contents">
      <style:text-properties style:font-name="DejaVu Sans" fo:font-size="11pt" officeooo:rsid="002b3af4" officeooo:paragraph-rsid="002b3af4" style:font-size-asian="11pt" style:font-size-complex="11pt"/>
    </style:style>
    <style:style style:name="P41" style:family="paragraph" style:parent-style-name="Table_20_Contents">
      <style:text-properties style:font-name="DejaVu Sans" fo:font-size="11pt" officeooo:rsid="002ca08a" officeooo:paragraph-rsid="002ca08a" style:font-size-asian="11pt" style:font-size-complex="11pt"/>
    </style:style>
    <style:style style:name="P42" style:family="paragraph" style:parent-style-name="Table_20_Contents">
      <style:text-properties style:font-name="DejaVu Sans" fo:font-size="11pt" officeooo:rsid="00312876" officeooo:paragraph-rsid="00312876" style:font-size-asian="11pt" style:font-size-complex="11pt"/>
    </style:style>
    <style:style style:name="P43" style:family="paragraph" style:parent-style-name="Table_20_Contents">
      <style:text-properties style:font-name="DejaVu Sans" fo:font-size="11pt" fo:font-weight="normal" officeooo:rsid="00275d51" officeooo:paragraph-rsid="004402cc" style:font-size-asian="11pt" style:font-weight-asian="normal" style:font-size-complex="11pt" style:font-weight-complex="normal"/>
    </style:style>
    <style:style style:name="T1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DejaVu Sans" fo:font-size="10pt" fo:font-weight="bold" officeooo:rsid="001df01a" style:font-size-asian="10pt" style:font-weight-asian="bold" style:font-size-complex="10pt" style:font-weight-complex="bold"/>
    </style:style>
    <style:style style:name="T3" style:family="text">
      <style:text-properties style:font-name="DejaVu Sans" fo:font-size="10pt" fo:font-weight="bold" officeooo:rsid="0017008c" style:font-size-asian="10pt" style:font-weight-asian="bold" style:font-size-complex="10pt" style:font-weight-complex="bold"/>
    </style:style>
    <style:style style:name="T4" style:family="text">
      <style:text-properties officeooo:rsid="001d24ae"/>
    </style:style>
    <style:style style:name="T5" style:family="text">
      <style:text-properties officeooo:rsid="001d85ec"/>
    </style:style>
    <style:style style:name="T6" style:family="text">
      <style:text-properties officeooo:rsid="001df01a"/>
    </style:style>
    <style:style style:name="T7" style:family="text">
      <style:text-properties fo:font-variant="normal" fo:text-transform="none" fo:color="#333333" style:font-name="Consolas" fo:font-size="10pt" fo:letter-spacing="normal" fo:font-style="normal" fo:font-weight="normal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000000" style:font-name="Segoe UI" fo:font-size="7.84999990463257pt" fo:letter-spacing="normal" fo:font-style="normal" fo:font-weight="normal"/>
    </style:style>
    <style:style style:name="T9" style:family="text">
      <style:text-properties fo:font-variant="normal" fo:text-transform="none" fo:color="#000000" style:font-name="Segoe UI" fo:font-size="7.84999990463257pt" fo:letter-spacing="normal" fo:font-style="normal" fo:font-weight="normal" officeooo:rsid="002d64c3"/>
    </style:style>
    <style:style style:name="T10" style:family="text">
      <style:text-properties fo:font-variant="normal" fo:text-transform="none" fo:color="#000000" fo:letter-spacing="normal" fo:font-style="normal" fo:font-weight="normal" officeooo:rsid="002ca08a" style:font-size-asian="11pt" style:font-size-complex="11pt"/>
    </style:style>
    <style:style style:name="T11" style:family="text">
      <style:text-properties fo:font-variant="normal" fo:text-transform="none" fo:color="#444444" style:font-name="Consolas" fo:font-size="9pt" fo:letter-spacing="normal" fo:font-style="normal" officeooo:rsid="004402cc"/>
    </style:style>
    <style:style style:name="T12" style:family="text">
      <style:text-properties officeooo:rsid="0021861e"/>
    </style:style>
    <style:style style:name="T13" style:family="text">
      <style:text-properties officeooo:rsid="0022f23c"/>
    </style:style>
    <style:style style:name="T14" style:family="text">
      <style:text-properties officeooo:rsid="001626ba"/>
    </style:style>
    <style:style style:name="T15" style:family="text">
      <style:text-properties officeooo:rsid="0025c012"/>
    </style:style>
    <style:style style:name="T16" style:family="text">
      <style:text-properties officeooo:rsid="0029492e"/>
    </style:style>
    <style:style style:name="T17" style:family="text">
      <style:text-properties officeooo:rsid="002d64c3" style:font-size-asian="11pt" style:font-size-complex="11pt"/>
    </style:style>
    <style:style style:name="T18" style:family="text">
      <style:text-properties officeooo:rsid="00312876"/>
    </style:style>
    <style:style style:name="T19" style:family="text">
      <style:text-properties officeooo:rsid="0032464b"/>
    </style:style>
    <style:style style:name="T20" style:family="text">
      <style:text-properties officeooo:rsid="0033fb51"/>
    </style:style>
    <style:style style:name="T21" style:family="text">
      <style:text-properties fo:font-size="9pt" officeooo:rsid="00348da7" style:font-size-asian="7.84999990463257pt" style:font-size-complex="9pt"/>
    </style:style>
    <style:style style:name="T22" style:family="text">
      <style:text-properties officeooo:rsid="00373d11"/>
    </style:style>
    <style:style style:name="T23" style:family="text">
      <style:text-properties officeooo:rsid="003c04d9"/>
    </style:style>
    <style:style style:name="T24" style:family="text">
      <style:text-properties officeooo:rsid="003d32fe"/>
    </style:style>
    <style:style style:name="T25" style:family="text">
      <style:text-properties fo:font-style="italic" officeooo:rsid="003c04d9" style:font-style-asian="italic" style:font-style-complex="italic"/>
    </style:style>
    <style:style style:name="T26" style:family="text">
      <style:text-properties fo:font-weight="bold" officeooo:rsid="003ac718" style:font-weight-asian="bold" style:font-weight-complex="bold"/>
    </style:style>
    <style:style style:name="T27" style:family="text">
      <style:text-properties officeooo:rsid="0043841c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" text:outline-level="1">Checklist for testing</text:h>
      <text:p text:style-name="P12"/>
      <table:table table:name="dat" table:style-name="dat">
        <table:table-column table:style-name="dat.A"/>
        <table:table-column table:style-name="dat.B"/>
        <table:table-row>
          <table:table-cell table:style-name="dat.A1" office:value-type="string">
            <text:p text:style-name="P11">Your name</text:p>
          </table:table-cell>
          <table:table-cell table:style-name="dat.B1" office:value-type="string">
            <text:p text:style-name="P30">Barry de Graaff</text:p>
          </table:table-cell>
        </table:table-row>
        <table:table-row>
          <table:table-cell table:style-name="dat.A2" office:value-type="string">
            <text:p text:style-name="P11">Date of testing</text:p>
          </table:table-cell>
          <table:table-cell table:style-name="dat.B2" office:value-type="string">
            <text:p text:style-name="P30">13-02-2016</text:p>
          </table:table-cell>
        </table:table-row>
        <table:table-row>
          <table:table-cell table:style-name="dat.A2" office:value-type="string">
            <text:p text:style-name="P9">What browser did you test?</text:p>
          </table:table-cell>
          <table:table-cell table:style-name="dat.B2" office:value-type="string">
            <text:p text:style-name="P30">Chrome</text:p>
          </table:table-cell>
        </table:table-row>
        <table:table-row>
          <table:table-cell table:style-name="dat.A2" office:value-type="string">
            <text:p text:style-name="P10">What <text:span text:style-name="T4">version of the Zimlet did you test?</text:span></text:p>
          </table:table-cell>
          <table:table-cell table:style-name="dat.B2" office:value-type="string">
            <text:p text:style-name="P43">2.0.0 dev <text:span text:style-name="T27">at </text:span><text:span text:style-name="T11">fb18dd0</text:span></text:p>
          </table:table-cell>
        </table:table-row>
      </table:table>
      <text:p text:style-name="P1"/>
      <text:p text:style-name="P2">What feature did you test?</text:p>
      <table:table table:name="tested" table:style-name="tested">
        <table:table-column table:style-name="tested.A"/>
        <table:table-column table:style-name="tested.B"/>
        <table:table-row>
          <table:table-cell table:style-name="tested.A1" office:value-type="string">
            <text:p text:style-name="P16">feature</text:p>
          </table:table-cell>
          <table:table-cell table:style-name="tested.B1" office:value-type="string">
            <text:p text:style-name="P16">result</text:p>
          </table:table-cell>
        </table:table-row>
        <table:table-row>
          <table:table-cell table:style-name="tested.A2" office:value-type="string">
            <text:p text:style-name="P15">Generate keypair</text:p>
          </table:table-cell>
          <table:table-cell table:style-name="tested.B2" office:value-type="string">
            <text:p text:style-name="P26"><text:span text:style-name="T16">PASS </text:span><text:span text:style-name="T21">function allows ALL chatacters to be put in user name field, e.g. &lt;img onerror='alert("XSS anyone?")' src='ee'&gt;, the Zimlet does escape this html but gpg for example does not allow characters like this. Should we filter this?</text:span></text:p>
          </table:table-cell>
        </table:table-row>
        <table:table-row>
          <table:table-cell table:style-name="tested.A2" office:value-type="string">
            <text:p text:style-name="P15">Sign from menu</text:p>
            <text:p text:style-name="P15"/>
          </table:table-cell>
          <table:table-cell table:style-name="tested.B2" office:value-type="string">
            <text:p text:style-name="P20">PASS<text:line-break/><text:span text:style-name="T20">with UTF-8</text:span></text:p>
          </table:table-cell>
        </table:table-row>
        <table:table-row>
          <table:table-cell table:style-name="tested.A2" office:value-type="string">
            <text:p text:style-name="P15">Encrypt from menu without sign</text:p>
          </table:table-cell>
          <table:table-cell table:style-name="tested.B2" office:value-type="string">
            <text:p text:style-name="P40">PASS</text:p>
          </table:table-cell>
        </table:table-row>
        <table:table-row>
          <table:table-cell table:style-name="tested.A2" office:value-type="string">
            <text:p text:style-name="P15">Encrypt from menu with sign</text:p>
          </table:table-cell>
          <table:table-cell table:style-name="tested.B2" office:value-type="string">
            <text:p text:style-name="P41">PASS</text:p>
          </table:table-cell>
        </table:table-row>
        <table:table-row>
          <table:table-cell table:style-name="tested.A2" office:value-type="string">
            <text:p text:style-name="P15">Manage keys window</text:p>
          </table:table-cell>
          <table:table-cell table:style-name="tested.B2" office:value-type="string">
            <text:p text:style-name="P31"><text:span text:style-name="T17">PASS </text:span><text:span text:style-name="T8">set new AES password, passphrase </text:span><text:span text:style-name="T9">in</text:span><text:span text:style-name="T8"> local storage</text:span><text:span text:style-name="T10"> </text:span></text:p>
          </table:table-cell>
        </table:table-row>
        <table:table-row>
          <table:table-cell table:style-name="tested.A2" office:value-type="string">
            <text:p text:style-name="P15">Sign from compose window with plain text</text:p>
          </table:table-cell>
          <table:table-cell table:style-name="tested.B2" office:value-type="string">
            <text:p text:style-name="P21">78kB plain text message - <text:span text:style-name="T19">verify</text:span> OK<text:line-break/><text:span text:style-name="T18">546kB plain text – verify OK</text:span></text:p>
            <text:p text:style-name="P42">&gt; 546kB compose window to slow (zimbra?)</text:p>
          </table:table-cell>
        </table:table-row>
        <table:table-row>
          <table:table-cell table:style-name="tested.A2" office:value-type="string">
            <text:p text:style-name="P15">Encrypt from compose window with plain text without sign</text:p>
          </table:table-cell>
          <table:table-cell table:style-name="tested.B2" office:value-type="string">
            <text:p text:style-name="P22">PASS</text:p>
            <text:p text:style-name="P14"/>
          </table:table-cell>
        </table:table-row>
        <table:table-row>
          <table:table-cell table:style-name="tested.A2" office:value-type="string">
            <text:p text:style-name="P15">Encrypt from compose window with plain text with sign</text:p>
          </table:table-cell>
          <table:table-cell table:style-name="tested.B2" office:value-type="string">
            <text:p text:style-name="P23">PASS<text:line-break/>Print button tested, <text:span text:style-name="T20">with UTF-8</text:span></text:p>
          </table:table-cell>
        </table:table-row>
        <table:table-row>
          <table:table-cell table:style-name="tested.A2" office:value-type="string">
            <text:p text:style-name="P17">Scan contacts feature</text:p>
          </table:table-cell>
          <table:table-cell table:style-name="tested.B2" office:value-type="string">
            <text:p text:style-name="P24">PASS</text:p>
          </table:table-cell>
        </table:table-row>
        <table:table-row>
          <table:table-cell table:style-name="tested.A2" office:value-type="string">
            <text:p text:style-name="P19">Send your public key <text:span text:style-name="T14">from menu</text:span></text:p>
          </table:table-cell>
          <table:table-cell table:style-name="tested.B2" office:value-type="string">
            <text:p text:style-name="P25">PASS</text:p>
          </table:table-cell>
        </table:table-row>
        <table:table-row>
          <table:table-cell table:style-name="tested.A2" office:value-type="string">
            <text:p text:style-name="P19">Import a public key from email</text:p>
            <text:p text:style-name="P17"/>
          </table:table-cell>
          <table:table-cell table:style-name="tested.B2" office:value-type="string">
            <text:p text:style-name="P32"><text:span text:style-name="T26">PASS</text:span> <text:span text:style-name="T22">attempted xss attack with specially crafted public keys, xss not succeeded.</text:span></text:p>
            <text:p text:style-name="P33"><text:span text:style-name="T24">Added missing e</text:span>rror handlers in displayDialog 9. <text:span text:style-name="T23">Adding </text:span><text:span text:style-name="T25">Could not read armored message!</text:span><text:span text:style-name="T23"> And do not try import if regex fails</text:span></text:p>
          </table:table-cell>
        </table:table-row>
        <table:table-row>
          <table:table-cell table:style-name="tested.A2" office:value-type="string">
            <text:p text:style-name="P18"><text:span text:style-name="T13">File encrypt/decrypt</text:span><text:line-break/></text:p>
          </table:table-cell>
          <table:table-cell table:style-name="tested.B2" office:value-type="string">
            <text:p text:style-name="P27">PASS<text:line-break/>1MB binary file tested</text:p>
          </table:table-cell>
        </table:table-row>
        <table:table-row>
          <table:table-cell table:style-name="tested.A2" office:value-type="string">
            <text:p text:style-name="P18">Decrypt/verify messages from <text:span text:style-name="T15">Gmail/Mailvelope</text:span></text:p>
          </table:table-cell>
          <table:table-cell table:style-name="tested.B2" office:value-type="string">
            <text:p text:style-name="P28">PASS</text:p>
          </table:table-cell>
        </table:table-row>
        <table:table-row>
          <table:table-cell table:style-name="tested.A2" office:value-type="string">
            <text:p text:style-name="P18">Decrypt/verify messages from Thunderbird/Enigmail</text:p>
          </table:table-cell>
          <table:table-cell table:style-name="tested.B2" office:value-type="string">
            <text:p text:style-name="P29">PASS</text:p>
          </table:table-cell>
        </table:table-row>
      </table:table>
      <text:p text:style-name="P4"><text:span text:style-name="T12"><text:line-break/>R</text:span>emarks:</text:p>
      <text:p text:style-name="P13"><text:soft-page-break/></text:p>
      <text:h text:style-name="P39" text:outline-level="3">Guide for testing</text:h>
      <text:p text:style-name="P3"/>
      <text:p text:style-name="P5">Please follow the checklist to test the features offered by Zimbra OpenPGP Zimlet. You can do these test in a different order than in the checklist.</text:p>
      <text:p text:style-name="P3"/>
      <text:p text:style-name="P7">While it is important you use the Zimlet as if you are doing your daily PGP tasks, sometimes it can be convenient to have test data.</text:p>
      <text:p text:style-name="P7"><text:line-break/>For testing with plain text messages you can use</text:p>
      <text:p text:style-name="P6"><text:a xlink:type="simple" xlink:href="https://raw.githubusercontent.com/barrydegraaff/pgp-zimlet/master/test/plain-text-message-test.txt" text:style-name="Internet_20_link" text:visited-style-name="Visited_20_Internet_20_Link">https://raw.githubusercontent.com/barrydegraaff/pgp-zimlet/master/test/plain-text-message-test.txt</text:a></text:p>
      <text:p text:style-name="P7"><text:line-break/>For testing with html messages you can use</text:p>
      <text:p text:style-name="P6"><text:a xlink:type="simple" xlink:href="http://htmlpreview.github.io/?https://github.com/barrydegraaff/pgp-zimlet/blob/master/test/Lorem%20ipsum%20dolor%20sit%20amet.html" text:style-name="Internet_20_link" text:visited-style-name="Visited_20_Internet_20_Link">http://htmlpreview.github.io/?https://github.com/barrydegraaff/pgp-zimlet/blob/master/test/Lorem%20ipsum%20dolor%20sit%20amet.html</text:a></text:p>
      <text:p text:style-name="P6"><text:line-break/><text:span text:style-name="T5">For testing Thunderbird/Enigmail compatibility you can use this keypair</text:span></text:p>
      <text:p text:style-name="P5"><text:a xlink:type="simple" xlink:href="https://raw.githubusercontent.com/barrydegraaff/pgp-zimlet/master/test/thunderbird-engimail-test-keypair.txt" text:style-name="Internet_20_link" text:visited-style-name="Visited_20_Internet_20_Link">https://raw.githubusercontent.com/barrydegraaff/pgp-zimlet/master/test/thunderbird-engimail-test-keypair.txt</text:a></text:p>
      <text:p text:style-name="P7"/>
      <text:p text:style-name="P7"><text:span text:style-name="T6">And g</text:span>o to Zimbra preferences -&gt; import and import some test messages from Thunderbird/Enigmail.</text:p>
      <text:p text:style-name="P5"><text:a xlink:type="simple" xlink:href="https://github.com/barrydegraaff/pgp-zimlet/blob/master/test/thunderbird-engimail-test-message.eml.tgz" text:style-name="Internet_20_link" text:visited-style-name="Visited_20_Internet_20_Link">https://github.com/barrydegraaff/pgp-zimlet/blob/master/test/thunderbird-engimail-test-message.eml.tgz</text:a></text:p>
      <text:p text:style-name="P8"/>
      <text:p text:style-name="P8">To test the contacts scanning, add some contacts, go to <text:a xlink:type="simple" xlink:href="https://pgp.mit.edu/" text:style-name="Internet_20_link" text:visited-style-name="Visited_20_Internet_20_Link">https://pgp.mit.edu/</text:a> and add some keys or import in Zimbra some test contacts</text:p>
      <text:p text:style-name="P5"><text:a xlink:type="simple" xlink:href="https://github.com/barrydegraaff/pgp-zimlet/blob/master/test/addressbook-for-testing.tgz" text:style-name="Internet_20_link" text:visited-style-name="Visited_20_Internet_20_Link">https://github.com/barrydegraaff/pgp-zimlet/blob/master/test/addressbook-for-testing.tgz</text:a></text:p>
      <text:list xml:id="list6411798339761346470" text:style-name="L1">
        <text:list-item>
          <text:p text:style-name="P34">You can also ignore all of this and figure out your own test!</text:p>
        </text:list-item>
        <text:list-item>
          <text:p text:style-name="P36"><text:span text:style-name="T2">Please make sure to delete your browsers temporary files and flush the cache on the server before testing: </text:span><text:span text:style-name="Source_20_Text"><text:span text:style-name="T7">zmprov fc all &amp;&amp; zmmailboxdctl restart</text:span></text:span></text:p>
        </text:list-item>
        <text:list-item>
          <text:p text:style-name="P35">Please make sure to test using the latest version of your browser and Zimbra, thanks!</text:p>
        </text:list-item>
        <text:list-item>
          <text:p text:style-name="P37"><text:span text:style-name="T3">S</text:span><text:span text:style-name="T1">end your results to info at barrydegraaff dot tk, thanks!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Segoe UI" svg:font-family="'Segoe UI', 'Lucida Sans', sans-serif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Marathi" style:font-family-complex="'Lohit Marathi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Sharp1" style:font-family-asian="'WenQuanYi Zen Hei Sharp'" style:font-family-generic-asian="modern" style:font-pitch-asian="fixed" style:font-name-complex="Lohit Marathi" style:font-family-complex="'Lohit Marathi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791in" fo:margin-bottom="0.4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5.9063in" svg:y="-0.2602in" svg:width="1.0154in" svg:height="1.1484in" draw:z-index="1"><draw:image xlink:href="Pictures/100002010000010A0000012DA95573001D6C706D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09:25:58.374273334</meta:creation-date>
    <dc:date>2016-02-15T10:31:39.408964663</dc:date>
    <meta:editing-duration>PT1H49M30S</meta:editing-duration>
    <meta:editing-cycles>52</meta:editing-cycles>
    <meta:generator>LibreOffice/5.0.4.2$Linux_X86_64 LibreOffice_project/00$Build-2</meta:generator>
    <meta:document-statistic meta:table-count="2" meta:image-count="1" meta:object-count="0" meta:page-count="2" meta:paragraph-count="60" meta:word-count="413" meta:character-count="2927" meta:non-whitespace-character-count="2571"/>
  </office:meta>
</office:document-meta>
</file>